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7000000755313EA3A3A2676E9.png" manifest:media-type="image/png"/>
  <manifest:file-entry manifest:full-path="Pictures/100000000000000800000008977622DD0A168C32.png" manifest:media-type="image/png"/>
  <manifest:file-entry manifest:full-path="Pictures/10000000000000080000000859A805D782C36651.png" manifest:media-type="image/png"/>
  <manifest:file-entry manifest:full-path="Pictures/100002710000114300000C18A8525ECB9ED24D27.svg" manifest:media-type="image/svg+xml"/>
  <manifest:file-entry manifest:full-path="Pictures/100000000000000800000008B2AA4E6A4F6D2D73.png" manifest:media-type="image/png"/>
  <manifest:file-entry manifest:full-path="Pictures/1000000000000008000000089681EFD5470BF2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0.478cm" fo:min-width="1.75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Diagonal_20_Brick" draw:textarea-horizontal-align="justify" draw:textarea-vertical-align="top" draw:auto-grow-height="false" fo:min-height="2.492cm" fo:min-width="1.73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4.796cm" fo:min-width="1.75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.122cm, 1.596cm, 0.248cm, 1.595cm)" draw:image-opacity="100%" style:mirror="non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1.49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097cm" fo:min-width="1.49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32cm" fo:min-width="1.49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732cm" fo:min-width="1.49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top" draw:auto-grow-height="false" fo:min-height="3.254cm" fo:min-width="1.73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9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0.228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097cm" fo:min-width="0.22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0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131cm" fo:min-width="0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3.526cm" fo:min-width="1.752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732cm" fo:min-width="0.96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732cm" fo:min-width="0.99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-width="0.279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_20_concave" draw:marker-end-width="0.379cm" draw:fill="solid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73cf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73c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32cm" fo:min-width="1.515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714cm" fo:min-width="1.48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81cm" svg:stroke-color="#0073cf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53cm" svg:stroke-color="#0073cf" draw:marker-start-width="0.279cm" draw:marker-end-width="0.279cm" draw:fill="solid" draw:fill-color="#ffffff" draw:textarea-horizontal-align="justify" draw:textarea-vertical-align="top" draw:auto-grow-height="false" fo:min-height="4.415cm" fo:min-width="1.75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_31_0_20_Percent" draw:textarea-horizontal-align="justify" draw:textarea-vertical-align="top" draw:auto-grow-height="false" fo:min-height="1.621cm" fo:min-width="1.244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Large_20_Checker_20_Board" draw:opacity="100%" draw:textarea-horizontal-align="justify" draw:textarea-vertical-align="top" draw:auto-grow-height="false" fo:min-height="1.113cm" fo:min-width="1.24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Diagonal_20_Brick" draw:textarea-horizontal-align="justify" draw:textarea-vertical-align="top" draw:auto-grow-height="false" fo:min-height="0.224cm" fo:min-width="1.24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Large_20_Checker_20_Board" draw:textarea-horizontal-align="justify" draw:textarea-vertical-align="top" draw:auto-grow-height="false" fo:min-height="2.51cm" fo:min-width="1.752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_35__20_Percent" draw:textarea-horizontal-align="justify" draw:textarea-vertical-align="top" draw:auto-grow-height="false" fo:min-height="2.51cm" fo:min-width="1.752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" style:family="paragraph">
      <loext:graphic-properties draw:fill="bitmap" draw:fill-color="#ffffff" draw:fill-image-name="Diagonal_20_Brick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3" style:family="paragraph">
      <style:paragraph-properties fo:margin-top="0cm" fo:margin-bottom="0cm" fo:text-align="center" style:writing-mode="lr-tb"/>
      <style:text-properties fo:color="#000000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dce9"/>
      <style:paragraph-properties fo:text-align="center" style:writing-mode="lr-tb"/>
      <style:text-properties fo:color="#000000" fo:font-size="10.5pt" style:font-size-asian="12pt" style:font-size-complex="12pt"/>
    </style:style>
    <style:style style:name="P7" style:family="paragraph">
      <loext:graphic-properties draw:fill-color="#ccccc6"/>
      <style:paragraph-properties fo:text-align="center" style:writing-mode="lr-tb"/>
      <style:text-properties fo:color="#000000" fo:font-size="10.5pt" style:font-size-asian="12pt" style:font-size-complex="12pt"/>
    </style:style>
    <style:style style:name="P8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1" style:family="paragraph"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12" style:family="paragraph">
      <loext:graphic-properties draw:fill="none" draw:fill-color="#ffffff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0073cf" fo:font-size="10.5pt" fo:font-weight="normal" style:font-size-asian="12pt" style:font-weight-asian="normal" style:font-size-complex="12pt" style:font-weight-complex="normal"/>
    </style:style>
    <style:style style:name="P16" style:family="paragraph">
      <loext:graphic-properties draw:fill-color="#ffffff"/>
      <style:paragraph-properties fo:text-align="center" style:writing-mode="lr-tb"/>
      <style:text-properties fo:color="#0073cf" fo:font-size="10.5pt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center" style:writing-mode="lr-tb"/>
      <style:text-properties fo:color="#000000" fo:font-size="10.5pt" fo:font-weight="normal" style:font-size-asian="12pt" style:font-weight-asian="normal" style:font-size-complex="12pt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color="#000000" fo:font-size="10.5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bitmap" draw:fill-color="#ffffff" draw:fill-image-name="_31_0_20_Percent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0" style:family="paragraph">
      <loext:graphic-properties draw:fill="bitmap" draw:fill-color="#ffffff" draw:fill-image-name="Large_20_Checker_20_Board" draw:opacity="100%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1" style:family="paragraph">
      <loext:graphic-properties draw:fill="bitmap" draw:fill-color="#ffffff" draw:fill-image-name="Large_20_Checker_20_Board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2" style:family="paragraph">
      <loext:graphic-properties draw:fill="bitmap" draw:fill-color="#ffffff" draw:fill-image-name="_35__20_Percent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.5pt" style:font-size-asian="12pt" style:font-size-complex="12pt"/>
    </style:style>
    <style:style style:name="T3" style:family="text">
      <style:text-properties fo:color="#000000" fo:font-size="10.5pt" fo:font-weight="bold" style:font-size-asian="12pt" style:font-weight-asian="bold" style:font-size-complex="12pt" style:font-weight-complex="bold"/>
    </style:style>
    <style:style style:name="T4" style:family="text">
      <style:text-properties fo:color="#0073cf" fo:font-size="10.5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background-color="#ffffff" style:font-size-asian="12pt" style:font-size-complex="12pt"/>
    </style:style>
    <style:style style:name="T6" style:family="text">
      <style:text-properties fo:color="#0073cf" fo:font-size="10.5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0.5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0.762cm" svg:x="7.47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794cm" svg:x="7.47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86cm" svg:height="5.08cm" svg:x="2.397cm" svg:y="7.35cm">
          <text:p text:style-name="P3"><text:span text:style-name="T1">Agent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3.15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5313EA3A3A2676E9.png" xlink:type="simple" xlink:show="embed" xlink:actuate="onLoad" loext:mime-type="image/png"/>
        </draw:frame>
        <draw:custom-shape draw:style-name="gr5" draw:text-style-name="P6" draw:layer="layout" svg:width="2.032cm" svg:height="0.381cm" svg:x="2.524cm" svg:y="11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32cm" svg:height="0.381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2.524cm" svg:y="9.763cm">
          <text:p text:style-name="P8"><text:span text:style-name="T2">Reputation</text:span></text:p>
          <text:p text:style-name="P8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32cm" svg:height="0.508cm" svg:x="2.52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1.016cm" svg:x="2.524cm" svg:y="10.779cm">
          <text:p text:style-name="P8"><text:span text:style-name="T2">Weight</text:span></text:p>
          <text:p text:style-name="P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3.556cm" svg:x="7.47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7.858cm" svg:y="13.954cm">
          <text:p text:style-name="P8"><text:span text:style-name="T2">Author</text:span><text:span text:style-name="T2"><text:line-break/></text:span><text:span text:style-name="T3">Agent 3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7.858cm" svg:y="14.97cm">
          <text:p text:style-name="P8"><text:span text:style-name="T2">Value</text:span></text:p>
          <text:p text:style-name="P8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7.85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4.937cm" svg:y="7.35cm">
          <text:p text:style-name="P3"><text:span text:style-name="T1">Agent 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5.69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5313EA3A3A2676E9.png" xlink:type="simple" xlink:show="embed" xlink:actuate="onLoad" loext:mime-type="image/png"/>
        </draw:frame>
        <draw:custom-shape draw:style-name="gr14" draw:text-style-name="P6" draw:layer="layout" svg:width="0.762cm" svg:height="0.381cm" svg:x="5.064cm" svg:y="11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32cm" svg:height="0.508cm" svg:x="5.06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62cm" svg:height="0.381cm" svg:x="5.06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5.064cm" svg:y="9.763cm">
          <text:p text:style-name="P8"><text:span text:style-name="T2">Reputation</text:span></text:p>
          <text:p text:style-name="P8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032cm" svg:height="1.016cm" svg:x="5.064cm" svg:y="10.779cm">
          <text:p text:style-name="P8"><text:span text:style-name="T2">Weight</text:span></text:p>
          <text:p text:style-name="P8"><text:span text:style-name="T4">0.37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7.477cm" svg:y="7.35cm">
          <text:p text:style-name="P3"><text:span text:style-name="T1">Agent 3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8.23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5313EA3A3A2676E9.png" xlink:type="simple" xlink:show="embed" xlink:actuate="onLoad" loext:mime-type="image/png"/>
        </draw:frame>
        <draw:custom-shape draw:style-name="gr16" draw:text-style-name="P6" draw:layer="layout" svg:width="0.254cm" svg:height="0.381cm" svg:x="7.604cm" svg:y="11.28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254cm" svg:height="0.381cm" svg:x="7.60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7.604cm" svg:y="9.763cm">
          <text:p text:style-name="P8"><text:span text:style-name="T2">Reputation</text:span></text:p>
          <text:p text:style-name="P8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32cm" svg:height="0.508cm" svg:x="7.60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1.016cm" svg:x="7.604cm" svg:y="10.779cm">
          <text:p text:style-name="P8"><text:span text:style-name="T2">Weight</text:span></text:p>
          <text:p text:style-name="P8"><text:span text:style-name="T4">0.125</text:span></text:p>
          <draw:enhanced-geometry svg:viewBox="0 0 21600 21600" draw:type="rectangle" draw:enhanced-path="M 0 0 L 21600 0 21600 21600 0 21600 0 0 Z N"/>
        </draw:custom-shape>
        <draw:line draw:style-name="gr18" draw:text-style-name="P14" draw:layer="layout" svg:x1="8.62cm" svg:y1="12.43cm" svg:x2="8.62cm" svg:y2="13.192cm">
          <text:p/>
        </draw:line>
        <draw:line draw:style-name="gr18" draw:text-style-name="P14" draw:layer="layout" svg:x1="6.08cm" svg:y1="12.43cm" svg:x2="6.08cm" svg:y2="13.192cm">
          <text:p/>
        </draw:line>
        <draw:line draw:style-name="gr18" draw:text-style-name="P14" draw:layer="layout" svg:x1="3.54cm" svg:y1="12.43cm" svg:x2="3.54cm" svg:y2="13.192cm">
          <text:p/>
        </draw:line>
        <draw:custom-shape draw:style-name="gr19" draw:text-style-name="P1" draw:layer="layout" svg:width="2.286cm" svg:height="3.81cm" svg:x="11.287cm" svg:y="13.192cm">
          <text:p text:style-name="P11"><text:span text:style-name="T5">Clai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524cm" svg:height="1.016cm" svg:x="11.668cm" svg:y="13.954cm">
          <text:p text:style-name="P8"><text:span text:style-name="T2">Author</text:span><text:span text:style-name="T2"><text:line-break/></text:span><text:span text:style-name="T3">Agent N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16" draw:layer="layout" svg:width="1.497cm" svg:height="1.016cm" svg:x="11.895cm" svg:y="15.1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497cm" svg:height="1.016cm" svg:x="11.795cm" svg:y="15.0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1.524cm" svg:height="1.016cm" svg:x="11.668cm" svg:y="14.9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draw:layer="layout" svg:width="1.524cm" svg:height="0.508cm" svg:x="11.668cm" svg:y="16.26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11.287cm" svg:y="7.35cm">
          <text:p text:style-name="P3"><text:span text:style-name="T1">Agent 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12.04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5313EA3A3A2676E9.png" xlink:type="simple" xlink:show="embed" xlink:actuate="onLoad" loext:mime-type="image/png"/>
        </draw:frame>
        <draw:custom-shape draw:style-name="gr8" draw:text-style-name="P18" draw:layer="layout" svg:width="2.032cm" svg:height="0.508cm" svg:x="11.414cm" svg:y="11.795cm">
          <text:p text:style-name="P17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8" draw:text-style-name="P14" draw:layer="layout" svg:x1="12.43cm" svg:y1="12.43cm" svg:x2="12.43cm" svg:y2="13.192cm">
          <text:p/>
        </draw:line>
        <draw:g>
          <draw:line draw:style-name="gr22" draw:text-style-name="P14" draw:layer="layout" svg:x1="3.54cm" svg:y1="16.748cm" svg:x2="3.541cm" svg:y2="17.256cm">
            <text:p/>
          </draw:line>
          <draw:line draw:style-name="gr22" draw:text-style-name="P14" draw:layer="layout" svg:x1="6.08cm" svg:y1="16.748cm" svg:x2="6.081cm" svg:y2="17.256cm">
            <text:p/>
          </draw:line>
          <draw:line draw:style-name="gr22" draw:text-style-name="P14" draw:layer="layout" svg:x1="8.619cm" svg:y1="16.748cm" svg:x2="8.62cm" svg:y2="17.256cm">
            <text:p/>
          </draw:line>
          <draw:line draw:style-name="gr23" draw:text-style-name="P14" draw:layer="layout" svg:x1="10.525cm" svg:y1="15.478cm" svg:x2="11.668cm" svg:y2="15.478cm">
            <text:p/>
          </draw:line>
          <draw:line draw:style-name="gr22" draw:text-style-name="P14" draw:layer="layout" svg:x1="10.525cm" svg:y1="17.256cm" svg:x2="10.525cm" svg:y2="15.478cm">
            <text:p/>
          </draw:line>
          <draw:line draw:style-name="gr22" draw:text-style-name="P14" draw:layer="layout" svg:x1="10.525cm" svg:y1="17.256cm" svg:x2="3.54cm" svg:y2="17.256cm">
            <text:p/>
          </draw:line>
        </draw:g>
        <draw:line draw:style-name="gr24" draw:text-style-name="P14" draw:layer="layout" svg:x1="13.446cm" svg:y1="15.478cm" svg:x2="14.208cm" svg:y2="15.478cm">
          <text:p/>
        </draw:line>
        <draw:line draw:style-name="gr25" draw:text-style-name="P14" draw:layer="layout" svg:x1="4.175cm" svg:y1="11.795cm" svg:x2="4.175cm" svg:y2="12.811cm">
          <text:p/>
        </draw:line>
        <draw:line draw:style-name="gr25" draw:text-style-name="P14" draw:layer="layout" svg:x1="6.715cm" svg:y1="11.795cm" svg:x2="6.715cm" svg:y2="12.811cm">
          <text:p/>
        </draw:line>
        <draw:line draw:style-name="gr25" draw:text-style-name="P14" draw:layer="layout" svg:x1="9.255cm" svg:y1="11.795cm" svg:x2="9.255cm" svg:y2="12.811cm">
          <text:p/>
        </draw:line>
        <draw:custom-shape draw:style-name="gr26" draw:text-style-name="P9" draw:layer="layout" svg:width="2.049cm" svg:height="1.016cm" svg:x="11.414cm" svg:y="10.779cm">
          <text:p text:style-name="P8"><text:span text:style-name="T2">Weight</text:span></text:p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032cm" svg:height="1.016cm" svg:x="11.414cm" svg:y="9.763cm">
          <text:p text:style-name="P8"><text:span text:style-name="T2">Reputation</text:span></text:p>
          <text:p text:style-name="P8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4" draw:layer="layout" svg:x1="4.175cm" svg:y1="12.811cm" svg:x2="15.097cm" svg:y2="12.811cm">
          <text:p/>
        </draw:line>
        <draw:custom-shape draw:style-name="gr29" draw:text-style-name="P1" draw:layer="layout" svg:width="2.286cm" svg:height="4.699cm" svg:x="15.097cm" svg:y="11.16cm">
          <text:p text:style-name="P11"><text:span text:style-name="T5">Reputation</text:span></text:p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6.24cm" svg:y1="10.271cm" svg:x2="16.24cm" svg:y2="11.16cm">
          <text:p/>
        </draw:line>
        <draw:line draw:style-name="gr28" draw:text-style-name="P14" draw:layer="layout" svg:x1="16.24cm" svg:y1="10.271cm" svg:x2="13.446cm" svg:y2="10.271cm">
          <text:p/>
        </draw:line>
        <draw:custom-shape draw:style-name="gr30" draw:text-style-name="P19" draw:layer="layout" svg:width="1.778cm" svg:height="1.905cm" svg:x="15.351cm" svg:y="11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.778cm" svg:height="1.397cm" svg:x="15.351cm" svg:y="13.8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0.508cm" svg:x="15.351cm" svg:y="15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0.762cm" svg:x="4.93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2.286cm" svg:height="2.794cm" svg:x="4.93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286cm" svg:height="3.556cm" svg:x="4.93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5.318cm" svg:y="13.954cm">
          <text:p text:style-name="P8"><text:span text:style-name="T2">Author</text:span><text:span text:style-name="T2"><text:line-break/></text:span><text:span text:style-name="T3">Agent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5.318cm" svg:y="14.97cm">
          <text:p text:style-name="P8"><text:span text:style-name="T2">Value</text:span></text:p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5.31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0.762cm" svg:x="2.39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2.286cm" svg:height="2.794cm" svg:x="2.39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286cm" svg:height="3.556cm" svg:x="2.39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2.778cm" svg:y="13.954cm">
          <text:p text:style-name="P8"><text:span text:style-name="T2">Author</text:span><text:span text:style-name="T2"><text:line-break/></text:span><text:span text:style-name="T3">Agent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2.778cm" svg:y="14.97cm">
          <text:p text:style-name="P8"><text:span text:style-name="T2">Value</text:span></text:p>
          <text:p text:style-name="P8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2.77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14.208cm" svg:y1="13.473cm" svg:x2="15.097cm" svg:y2="13.473cm">
          <text:p/>
        </draw:line>
        <draw:line draw:style-name="gr24" draw:text-style-name="P14" draw:layer="layout" svg:x1="14.208cm" svg:y1="15.478cm" svg:x2="14.208cm" svg:y2="13.4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1_0_20_Percent" draw:display-name="10 Percent" xlink:href="Pictures/1000000000000008000000089681EFD5470BF2DC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fill-image draw:name="Diagonal_20_Brick" draw:display-name="Diagonal Brick" xlink:href="Pictures/10000000000000080000000859A805D782C36651.png" xlink:type="simple" xlink:show="embed" xlink:actuate="onLoad"/>
    <draw:fill-image draw:name="Large_20_Checker_20_Board" draw:display-name="Large Checker Board" xlink:href="Pictures/100000000000000800000008977622DD0A168C32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4:43:47.162843435</meta:creation-date>
    <dc:date>2021-07-11T14:18:24.162887572</dc:date>
    <meta:editing-duration>PT48M8S</meta:editing-duration>
    <meta:editing-cycles>10</meta:editing-cycles>
    <meta:generator>LibreOffice/6.4.7.2$Linux_X86_64 LibreOffice_project/40$Build-2</meta:generator>
    <meta:document-statistic meta:object-count="75"/>
  </office:meta>
</office:document-meta>
</file>